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B1080000D3C1000069D543EB12A7E683FB4D.svg" manifest:media-type="image/svg+xml"/>
  <manifest:file-entry manifest:full-path="Pictures/10000201000003E8000001F4C53651B1D8FCA8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57d11" draw:textarea-horizontal-align="justify" draw:textarea-vertical-align="middle" draw:auto-grow-height="false" fo:min-height="9.65cm" fo:min-width="7.986cm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4.262cm, 7.848cm, 11.415cm, 34.945cm)" draw:image-opacity="100%" style:mirror="none"/>
      <style:paragraph-properties style:writing-mode="lr-tb"/>
    </style:style>
    <style:style style:name="P1" style:family="paragraph">
      <loext:graphic-properties draw:fill="solid" draw:fill-color="#f57d11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2cm" svg:height="14cm" svg:x="0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7.998cm" svg:height="7.998cm" svg:x="2cm" svg:y="3cm">
          <draw:image xlink:href="Pictures/1000B1080000D3C1000069D543EB12A7E683FB4D.svg" xlink:type="simple" xlink:show="embed" xlink:actuate="onLoad" draw:mime-type="image/svg+xml">
            <text:p text:style-name="P2"><text:s/></text:p>
          </draw:image>
          <draw:image xlink:href="Pictures/10000201000003E8000001F4C53651B1D8FCA82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5T20:31:30.505000000</meta:creation-date>
    <dc:date>2022-01-05T20:41:59.407000000</dc:date>
    <meta:editing-duration>PT10M29S</meta:editing-duration>
    <meta:editing-cycles>1</meta:editing-cycles>
    <meta:document-statistic meta:object-count="2"/>
    <meta:generator>LibreOffice/7.1.4.2$Windows_X86_64 LibreOffice_project/a529a4fab45b75fefc5b6226684193eb000654f6</meta:generator>
  </office:meta>
</office:document-meta>
</file>